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4d75"/>
    </style:style>
    <style:style style:name="P2" style:family="paragraph" style:parent-style-name="Standard">
      <style:text-properties fo:color="#355269" officeooo:paragraph-rsid="001a50bb"/>
    </style:style>
    <style:style style:name="P3" style:family="paragraph" style:parent-style-name="Standard">
      <style:text-properties fo:color="#808080" officeooo:paragraph-rsid="00184d75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184d75" style:font-weight-asian="bold" style:font-weight-complex="bold"/>
    </style:style>
    <style:style style:name="P6" style:family="paragraph" style:parent-style-name="Standard">
      <style:text-properties officeooo:paragraph-rsid="001a50bb"/>
    </style:style>
    <style:style style:name="P7" style:family="paragraph" style:parent-style-name="Standard">
      <style:text-properties fo:color="#ff0000" fo:font-weight="bold" officeooo:paragraph-rsid="001a50bb" style:font-weight-asian="bold" style:font-weight-complex="bold"/>
    </style:style>
    <style:style style:name="P8" style:family="paragraph" style:parent-style-name="Standard">
      <style:text-properties fo:color="#ff0000" officeooo:paragraph-rsid="001a50bb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84d75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0000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0000" officeooo:paragraph-rsid="001ba8d9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weight="normal" officeooo:rsid="0016d11f" officeooo:paragraph-rsid="0028891c" style:font-weight-asian="normal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184d75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1a50bb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color="#ff0000" fo:font-weight="normal" officeooo:paragraph-rsid="00184d75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</style:style>
    <style:style style:name="P18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weight="bold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officeooo:paragraph-rsid="001ba8d9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color="#111111" fo:font-weight="bold" officeooo:paragraph-rsid="00184d75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color="#808080" officeooo:paragraph-rsid="001ba8d9"/>
    </style:style>
    <style:style style:name="P22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officeooo:paragraph-rsid="002556ac"/>
    </style:style>
    <style:style style:name="P23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weight="normal" officeooo:paragraph-rsid="002556ac" style:font-weight-asian="normal" style:font-weight-complex="normal"/>
    </style:style>
    <style:style style:name="P24" style:family="paragraph" style:parent-style-name="Standard">
      <style:paragraph-properties fo:margin-left="3.752cm" fo:margin-right="0cm" fo:text-indent="0cm" style:auto-text-indent="false"/>
      <style:text-properties fo:font-weight="normal" officeooo:paragraph-rsid="00184d75" fo:background-color="#eeeeee" style:font-weight-asian="normal" style:font-weight-complex="normal"/>
    </style:style>
    <style:style style:name="P25" style:family="paragraph" style:parent-style-name="Standard">
      <style:paragraph-properties fo:margin-left="3.752cm" fo:margin-right="0cm" fo:text-indent="0cm" style:auto-text-indent="false"/>
      <style:text-properties fo:color="#ff0000" fo:font-weight="normal" officeooo:paragraph-rsid="00184d75" fo:background-color="#eeeeee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3.752cm" fo:margin-right="0cm" fo:text-indent="0cm" style:auto-text-indent="false" fo:background-color="transparent"/>
      <style:text-properties fo:color="#ff0000" officeooo:rsid="0016d11f" officeooo:paragraph-rsid="001e3aeb"/>
    </style:style>
    <style:style style:name="P27" style:family="paragraph" style:parent-style-name="Standard">
      <loext:graphic-properties draw:fill="none"/>
      <style:paragraph-properties fo:margin-left="3.752cm" fo:margin-right="0cm" fo:text-indent="0cm" style:auto-text-indent="false" fo:background-color="transparent"/>
      <style:text-properties fo:color="#000000" officeooo:rsid="0016d11f" officeooo:paragraph-rsid="001bf389"/>
    </style:style>
    <style:style style:name="P28" style:family="paragraph" style:parent-style-name="Standard">
      <loext:graphic-properties draw:fill="none"/>
      <style:paragraph-properties fo:margin-left="3.752cm" fo:margin-right="0cm" fo:text-indent="0cm" style:auto-text-indent="false" fo:background-color="transparent"/>
      <style:text-properties fo:color="#000000" officeooo:rsid="0016d11f" officeooo:paragraph-rsid="001e3aeb"/>
    </style:style>
    <style:style style:name="P29" style:family="paragraph" style:parent-style-name="Standard">
      <loext:graphic-properties draw:fill="none"/>
      <style:paragraph-properties fo:margin-left="3.752cm" fo:margin-right="0cm" fo:text-indent="0cm" style:auto-text-indent="false" fo:background-color="transparent"/>
      <style:text-properties fo:color="#000000" fo:font-weight="bold" officeooo:rsid="0016d11f" officeooo:paragraph-rsid="001bf389" style:font-weight-asian="bold" style:font-weight-complex="bold"/>
    </style:style>
    <style:style style:name="P30" style:family="paragraph" style:parent-style-name="Standard">
      <style:paragraph-properties fo:margin-left="3.752cm" fo:margin-right="0cm" fo:text-indent="0cm" style:auto-text-indent="false"/>
      <style:text-properties fo:color="#111111" fo:font-weight="bold" officeooo:paragraph-rsid="00184d75" style:font-weight-asian="bold" style:font-weight-complex="bold"/>
    </style:style>
    <style:style style:name="P31" style:family="paragraph" style:parent-style-name="Standard">
      <style:paragraph-properties fo:margin-left="3.752cm" fo:margin-right="0cm" fo:text-indent="0cm" style:auto-text-indent="false"/>
      <style:text-properties fo:color="#111111" fo:font-weight="bold" officeooo:paragraph-rsid="00184d75" fo:background-color="#eeeeee" style:font-weight-asian="bold" style:font-weight-complex="bold"/>
    </style:style>
    <style:style style:name="P32" style:family="paragraph" style:parent-style-name="Standard">
      <style:paragraph-properties fo:margin-left="3.752cm" fo:margin-right="0cm" fo:text-indent="0cm" style:auto-text-indent="false"/>
      <style:text-properties fo:color="#111111" fo:font-weight="normal" officeooo:paragraph-rsid="00184d75" fo:background-color="#eeeeee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2.501cm" fo:margin-right="0cm" fo:text-indent="0cm" style:auto-text-indent="false" fo:background-color="transparent"/>
      <style:text-properties fo:color="#000000" officeooo:paragraph-rsid="001ba8d9"/>
    </style:style>
    <style:style style:name="P34" style:family="paragraph" style:parent-style-name="Standard">
      <loext:graphic-properties draw:fill="none"/>
      <style:paragraph-properties fo:margin-left="2.501cm" fo:margin-right="0cm" fo:text-indent="0cm" style:auto-text-indent="false" fo:background-color="transparent"/>
      <style:text-properties fo:color="#000000" fo:font-weight="bold" officeooo:paragraph-rsid="001ba8d9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2.501cm" fo:margin-right="0cm" fo:text-indent="0cm" style:auto-text-indent="false" fo:background-color="transparent"/>
      <style:text-properties fo:color="#000000" officeooo:paragraph-rsid="001bf389"/>
    </style:style>
    <style:style style:name="P36" style:family="paragraph" style:parent-style-name="Standard">
      <loext:graphic-properties draw:fill="none"/>
      <style:paragraph-properties fo:margin-left="2.501cm" fo:margin-right="0cm" fo:text-indent="0cm" style:auto-text-indent="false" fo:background-color="transparent"/>
      <style:text-properties fo:color="#000000" officeooo:paragraph-rsid="001fd8e1"/>
    </style:style>
    <style:style style:name="P37" style:family="paragraph" style:parent-style-name="Standard">
      <loext:graphic-properties draw:fill="none"/>
      <style:paragraph-properties fo:margin-left="2.501cm" fo:margin-right="0cm" fo:text-indent="0cm" style:auto-text-indent="false" fo:background-color="transparent"/>
      <style:text-properties fo:color="#000000" fo:font-weight="normal" officeooo:paragraph-rsid="001ba8d9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2.501cm" fo:margin-right="0cm" fo:text-indent="0cm" style:auto-text-indent="false" fo:background-color="transparent"/>
      <style:text-properties fo:color="#666666" officeooo:paragraph-rsid="001fd8e1"/>
    </style:style>
    <style:style style:name="P39" style:family="paragraph" style:parent-style-name="Standard">
      <loext:graphic-properties draw:fill="none"/>
      <style:paragraph-properties fo:margin-left="5.002cm" fo:margin-right="0cm" fo:text-indent="0cm" style:auto-text-indent="false" fo:background-color="transparent"/>
      <style:text-properties fo:color="#000000" officeooo:paragraph-rsid="001fd8e1"/>
    </style:style>
    <style:style style:name="P40" style:family="paragraph" style:parent-style-name="Standard">
      <loext:graphic-properties draw:fill="none"/>
      <style:paragraph-properties fo:margin-left="5.002cm" fo:margin-right="0cm" fo:text-indent="0cm" style:auto-text-indent="false" fo:background-color="transparent"/>
      <style:text-properties fo:color="#000000" fo:font-weight="bold" officeooo:paragraph-rsid="001fd8e1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5.002cm" fo:margin-right="0cm" fo:text-indent="0cm" style:auto-text-indent="false" fo:background-color="transparent"/>
      <style:text-properties fo:color="#000000" officeooo:paragraph-rsid="0020fa37"/>
    </style:style>
    <style:style style:name="P42" style:family="paragraph" style:parent-style-name="Standard">
      <loext:graphic-properties draw:fill="none"/>
      <style:paragraph-properties fo:margin-left="5.002cm" fo:margin-right="0cm" fo:text-indent="0cm" style:auto-text-indent="false" fo:background-color="transparent"/>
      <style:text-properties fo:color="#000000" fo:font-weight="normal" officeooo:paragraph-rsid="001fd8e1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5.099cm" fo:margin-right="0cm" fo:text-indent="0cm" style:auto-text-indent="false" fo:background-color="transparent"/>
      <style:text-properties officeooo:paragraph-rsid="002556ac"/>
    </style:style>
    <style:style style:name="P44" style:family="paragraph" style:parent-style-name="Standard">
      <loext:graphic-properties draw:fill="none"/>
      <style:paragraph-properties fo:margin-left="5.099cm" fo:margin-right="0cm" fo:text-indent="0cm" style:auto-text-indent="false" fo:background-color="transparent"/>
      <style:text-properties fo:font-weight="normal" officeooo:rsid="002556ac" officeooo:paragraph-rsid="002556ac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5.099cm" fo:margin-right="0cm" fo:text-indent="0cm" style:auto-text-indent="false" fo:background-color="transparent"/>
      <style:text-properties fo:font-weight="bold" officeooo:paragraph-rsid="002556ac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7.001cm" fo:margin-right="0cm" fo:text-indent="0cm" style:auto-text-indent="false" fo:background-color="transparent"/>
      <style:text-properties fo:font-weight="normal" officeooo:paragraph-rsid="002556ac" fo:background-color="#dddddd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7.001cm" fo:margin-right="0cm" fo:text-indent="0cm" style:auto-text-indent="false" fo:background-color="transparent"/>
      <style:text-properties fo:font-weight="normal" officeooo:rsid="002556ac" officeooo:paragraph-rsid="002556ac" fo:background-color="#dddddd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7.001cm" fo:margin-right="0cm" fo:text-indent="0cm" style:auto-text-indent="false" fo:background-color="transparent"/>
      <style:text-properties fo:font-weight="bold" officeooo:rsid="002556ac" officeooo:paragraph-rsid="002556ac" fo:background-color="#dddddd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7.001cm" fo:margin-right="0cm" fo:text-indent="0cm" style:auto-text-indent="false" fo:background-color="transparent"/>
      <style:text-properties fo:font-weight="bold" officeooo:rsid="002556ac" officeooo:paragraph-rsid="0028891c" fo:background-color="#dddddd" style:font-weight-asian="bold" style:font-weight-complex="bold"/>
    </style:style>
    <style:style style:name="P50" style:family="paragraph" style:parent-style-name="Standard" style:master-page-name="">
      <loext:graphic-properties draw:fill="none"/>
      <style:paragraph-properties fo:margin-left="7.001cm" fo:margin-right="0cm" fo:text-indent="0cm" style:auto-text-indent="false" style:page-number="auto" fo:background-color="transparent"/>
      <style:text-properties fo:font-weight="normal" officeooo:paragraph-rsid="002556ac" fo:background-color="#dddddd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fo:font-weight="normal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weight="bold" officeooo:paragraph-rsid="002556ac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weight="bold" fo:background-color="#ffff00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officeooo:paragraph-rsid="002b29b2"/>
    </style:style>
    <style:style style:name="P55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background-color="#ffff00"/>
    </style:style>
    <style:style style:name="P56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officeooo:paragraph-rsid="0028891c" fo:background-color="#ffff00"/>
    </style:style>
    <style:style style:name="P57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officeooo:paragraph-rsid="002e4596"/>
    </style:style>
    <style:style style:name="P58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</style:style>
    <style:style style:name="P59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officeooo:paragraph-rsid="002f469c"/>
    </style:style>
    <style:style style:name="P60" style:family="paragraph" style:parent-style-name="Standard">
      <loext:graphic-properties draw:fill="none"/>
      <style:paragraph-properties fo:margin-left="5.099cm" fo:margin-right="0cm" fo:text-indent="0cm" style:auto-text-indent="false" fo:background-color="transparent"/>
      <style:text-properties fo:font-weight="normal" officeooo:paragraph-rsid="002556ac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5.099cm" fo:margin-right="0cm" fo:text-indent="0cm" style:auto-text-indent="false" fo:background-color="transparent"/>
      <style:text-properties fo:font-weight="normal" officeooo:paragraph-rsid="002bdfeb" style:font-weight-asian="normal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fo:font-weight="normal" officeooo:rsid="0016d11f" officeooo:paragraph-rsid="002b29b2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7.001cm" fo:margin-right="0cm" fo:text-indent="0cm" style:auto-text-indent="false" fo:background-color="transparent"/>
      <style:text-properties fo:font-weight="normal" officeooo:rsid="002556ac" officeooo:paragraph-rsid="002556ac" fo:background-color="#dddddd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7.001cm" fo:margin-right="0cm" fo:text-indent="0cm" style:auto-text-indent="false" fo:background-color="transparent"/>
      <style:text-properties fo:color="#c9211e" fo:font-weight="normal" officeooo:rsid="002556ac" officeooo:paragraph-rsid="002556ac" fo:background-color="#dddddd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7.001cm" fo:margin-right="0cm" fo:text-indent="0cm" style:auto-text-indent="false" fo:background-color="transparent"/>
      <style:text-properties fo:color="#c9211e" fo:font-weight="normal" officeooo:rsid="002556ac" officeooo:paragraph-rsid="002cb0c1" fo:background-color="#dddddd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7.001cm" fo:margin-right="0cm" fo:text-indent="0cm" style:auto-text-indent="false" fo:background-color="transparent"/>
      <style:text-properties fo:font-weight="bold" officeooo:rsid="002556ac" officeooo:paragraph-rsid="0028891c" fo:background-color="#dddddd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fo:font-weight="normal" fo:background-color="#ffff00" style:font-weight-asian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3.2cm" fo:margin-right="0cm" fo:text-indent="0cm" style:auto-text-indent="false" style:page-number="auto" fo:background-color="transparent"/>
      <style:text-properties fo:font-weight="normal" fo:background-color="#ffff00" style:font-weight-asian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4.2cm" fo:margin-right="0cm" fo:text-indent="0cm" style:auto-text-indent="false" style:page-number="auto" fo:background-color="transparent"/>
      <style:text-properties officeooo:paragraph-rsid="002f469c"/>
    </style:style>
    <style:style style:name="P70" style:family="paragraph" style:parent-style-name="Standard">
      <loext:graphic-properties draw:fill="none"/>
      <style:paragraph-properties fo:margin-left="4.2cm" fo:margin-right="0cm" fo:text-indent="0cm" style:auto-text-indent="false" fo:background-color="transparent"/>
    </style:style>
    <style:style style:name="P71" style:family="paragraph" style:parent-style-name="Standard">
      <loext:graphic-properties draw:fill="none"/>
      <style:paragraph-properties fo:margin-left="4.2cm" fo:margin-right="0cm" fo:text-indent="0cm" style:auto-text-indent="false" fo:background-color="transparent"/>
      <style:text-properties fo:color="#c9211e"/>
    </style:style>
    <style:style style:name="P72" style:family="paragraph" style:parent-style-name="Standard">
      <loext:graphic-properties draw:fill="none"/>
      <style:paragraph-properties fo:margin-left="4.2cm" fo:margin-right="0cm" fo:text-indent="0cm" style:auto-text-indent="false" fo:background-color="transparent"/>
      <style:text-properties fo:color="#c9211e" officeooo:paragraph-rsid="002fed3d"/>
    </style:style>
    <style:style style:name="P73" style:family="paragraph" style:parent-style-name="Standard">
      <loext:graphic-properties draw:fill="none"/>
      <style:paragraph-properties fo:margin-left="4.2cm" fo:margin-right="0cm" fo:text-indent="0cm" style:auto-text-indent="false" fo:background-color="transparent"/>
      <style:text-properties officeooo:paragraph-rsid="00301077"/>
    </style:style>
    <style:style style:name="P74" style:family="paragraph" style:parent-style-name="Standard" style:master-page-name="">
      <loext:graphic-properties draw:fill="none"/>
      <style:paragraph-properties fo:margin-left="4.6cm" fo:margin-right="0cm" fo:text-indent="0cm" style:auto-text-indent="false" style:page-number="auto" fo:background-color="transparent"/>
    </style:style>
    <style:style style:name="P75" style:family="paragraph" style:parent-style-name="Standard">
      <loext:graphic-properties draw:fill="none"/>
      <style:paragraph-properties fo:margin-left="4.6cm" fo:margin-right="0cm" fo:text-indent="0cm" style:auto-text-indent="false" fo:background-color="transparent"/>
    </style:style>
    <style:style style:name="P76" style:family="paragraph" style:parent-style-name="Standard">
      <loext:graphic-properties draw:fill="none"/>
      <style:paragraph-properties fo:margin-left="4.6cm" fo:margin-right="0cm" fo:text-indent="0cm" style:auto-text-indent="false" fo:background-color="transparent"/>
      <style:text-properties officeooo:paragraph-rsid="0031f6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color="#ff0000" fo:font-weight="normal" officeooo:rsid="0016d11f" style:font-weight-asian="normal" style:font-weight-complex="normal"/>
    </style:style>
    <style:style style:name="T6" style:family="text">
      <style:text-properties fo:color="#ff0000" fo:font-weight="normal" officeooo:rsid="00265e1a" style:font-weight-asian="normal" style:font-weight-complex="normal"/>
    </style:style>
    <style:style style:name="T7" style:family="text">
      <style:text-properties fo:color="#ff0000" officeooo:rsid="0016d11f"/>
    </style:style>
    <style:style style:name="T8" style:family="text">
      <style:text-properties fo:color="#ff0000" officeooo:rsid="0017c527"/>
    </style:style>
    <style:style style:name="T9" style:family="text">
      <style:text-properties fo:color="#ff0000" officeooo:rsid="0020fa37"/>
    </style:style>
    <style:style style:name="T10" style:family="text">
      <style:text-properties fo:color="#ff0000" officeooo:rsid="00265e1a"/>
    </style:style>
    <style:style style:name="T11" style:family="text">
      <style:text-properties fo:color="#ff0000" officeooo:rsid="0027949a"/>
    </style:style>
    <style:style style:name="T12" style:family="text">
      <style:text-properties fo:color="#ff0000" officeooo:rsid="002bdfeb"/>
    </style:style>
    <style:style style:name="T13" style:family="text">
      <style:text-properties fo:color="#ff0000" officeooo:rsid="0027ef2a"/>
    </style:style>
    <style:style style:name="T14" style:family="text">
      <style:text-properties fo:color="#ff0000" officeooo:rsid="002fed3d"/>
    </style:style>
    <style:style style:name="T15" style:family="text">
      <style:text-properties fo:color="#ff0000" officeooo:rsid="00301077"/>
    </style:style>
    <style:style style:name="T16" style:family="text">
      <style:text-properties fo:color="#ff0000" officeooo:rsid="002ed80b"/>
    </style:style>
    <style:style style:name="T17" style:family="text">
      <style:text-properties fo:color="#111111"/>
    </style:style>
    <style:style style:name="T18" style:family="text">
      <style:text-properties fo:color="#111111" fo:font-weight="bold" style:font-weight-asian="bold" style:font-weight-complex="bold"/>
    </style:style>
    <style:style style:name="T19" style:family="text">
      <style:text-properties fo:color="#111111" fo:font-weight="normal" style:font-weight-asian="normal" style:font-weight-complex="normal"/>
    </style:style>
    <style:style style:name="T20" style:family="text">
      <style:text-properties fo:color="#666666"/>
    </style:style>
    <style:style style:name="T21" style:family="text">
      <style:text-properties fo:color="#666666" officeooo:rsid="001fd8e1"/>
    </style:style>
    <style:style style:name="T22" style:family="text">
      <style:text-properties officeooo:rsid="001bf389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8891c"/>
    </style:style>
    <style:style style:name="T26" style:family="text">
      <style:text-properties fo:color="#000000" officeooo:rsid="0016d11f"/>
    </style:style>
    <style:style style:name="T27" style:family="text">
      <style:text-properties officeooo:rsid="002bdfeb"/>
    </style:style>
    <style:style style:name="T28" style:family="text">
      <style:text-properties officeooo:rsid="002cb0c1"/>
    </style:style>
    <style:style style:name="T29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*</text:p>
      <text:p text:style-name="P2"><text:span text:style-name="T19">GateDigitizer::Digitize()</text:span> </text:p>
      <text:p text:style-name="P1"><text:s/></text:p>
      <text:p text:style-name="P1"/>
      <text:p text:style-name="P8">**</text:p>
      <text:p text:style-name="P6">ErasePulseListVector();</text:p>
      <text:p text:style-name="P1"/>
      <text:p text:style-name="P4"><text:s/>m_hitConvertor-&gt;ProcessHits(CHC);</text:p>
      <text:p text:style-name="P1"><text:s/></text:p>
      <text:p text:style-name="P3">GateCrystalHitsCollection* CHC;</text:p>
      <text:p text:style-name="P3"><text:s text:c="2"/>CHC = GateOutputMgr::GetInstance()-&gt;GetCrystalHitCollection();</text:p>
      <text:p text:style-name="P3"><text:s/></text:p>
      <text:p text:style-name="P3"><text:s text:c="2"/>m_hitConvertor = GateHitConvertor::GetInstance();</text:p>
      <text:p text:style-name="P14"><text:s/><text:span text:style-name="T1">GatePulseList* GateHitConvertor::ProcessHits</text:span>(const GateCrystalHitsCollection* hitCollection)</text:p>
      <text:p text:style-name="P14">{</text:p>
      <text:p text:style-name="P14"/>
      <text:p text:style-name="P14"><text:s text:c="2"/>if (!hitCollection)</text:p>
      <text:p text:style-name="P14"><text:s text:c="4"/>return 0;</text:p>
      <text:p text:style-name="P14"/>
      <text:p text:style-name="P14"><text:s text:c="2"/>size_t n_hit = hitCollection-&gt;entries();</text:p>
      <text:p text:style-name="P14"><text:s text:c="2"/>if (nVerboseLevel==1)</text:p>
      <text:p text:style-name="P14"><text:s text:c="6"/>G4cout &lt;&lt; "[GateHitConvertor::ProcessHits]: "</text:p>
      <text:p text:style-name="P14"><text:s text:c="6"/><text:tab/> <text:s text:c="5"/><text:tab/>"processing hit-collection with " &lt;&lt; n_hit &lt;&lt; " entries\n";</text:p>
      <text:p text:style-name="P14"><text:s text:c="2"/>if (!n_hit)</text:p>
      <text:p text:style-name="P14"><text:s text:c="4"/>return 0;</text:p>
      <text:p text:style-name="P14"/>
      <text:p text:style-name="P14"/>
      <text:p text:style-name="P14"><text:s text:c="2"/>GatePulseList* pulseList = new GatePulseList(GetObjectName());</text:p>
      <text:p text:style-name="P14"/>
      <text:p text:style-name="P14"><text:s text:c="2"/>size_t i;</text:p>
      <text:p text:style-name="P14"><text:s text:c="2"/>for (i=0;i&lt;n_hit;i++) {</text:p>
      <text:p text:style-name="P14"><text:s text:c="8"/>if (nVerboseLevel&gt;1)</text:p>
      <text:p text:style-name="P15"><text:span text:style-name="T2">***</text:span> <text:s text:c="3"/><text:tab/><text:tab/><text:span text:style-name="T4">G4cout &lt;&lt; "[GateHitConvertor::ProcessHits]: processing hit[" &lt;&lt; i &lt;&lt; "]\n";</text:span></text:p>
      <text:p text:style-name="P14"/>
      <text:p text:style-name="P14"><text:s text:c="8"/>if((*hitCollection)[i]-&gt;GetEdep()==0){</text:p>
      <text:p text:style-name="P14"><text:s text:c="12"/>if (nVerboseLevel&gt;1)</text:p>
      <text:p text:style-name="P14"><text:s text:c="16"/><text:span text:style-name="T4">G4cout &lt;&lt; "[GateHitConvertor::ProcessOneHit]: energy is null for " &lt;&lt; *(*hitCollection)[i] &lt;&lt; " -&gt; hit ignored\n\n";</text:span></text:p>
      <text:p text:style-name="P14"><text:s text:c="8"/>}</text:p>
      <text:p text:style-name="P14"><text:s text:c="8"/>else{</text:p>
      <text:p text:style-name="P14"><text:s text:c="11"/><text:span text:style-name="T3"><text:s/></text:span><text:span text:style-name="T18">ProcessOneHit( (*hitCollection)[i], pulseList);</text:span></text:p>
      <text:p text:style-name="P30"/>
      <text:p text:style-name="P31">void GateHitConvertor::ProcessOneHit(const GateCrystalHit* hit,GatePulseList* pulseList)</text:p>
      <text:p text:style-name="P32">{</text:p>
      <text:p text:style-name="P32"><text:s text:c="2"/>GatePulse* pulse = new GatePulse(hit);</text:p>
      <text:p text:style-name="P32"/>
      <text:p text:style-name="P32"><text:s text:c="2"/>pulse-&gt;SetRunID( hit-&gt;GetRunID() );</text:p>
      <text:p text:style-name="P32"/>
      <text:p text:style-name="P32"/>
      <text:p text:style-name="P32"><text:soft-page-break/></text:p>
      <text:p text:style-name="P32"><text:s text:c="2"/>pulse-&gt;SetEventID( hit-&gt;GetEventID() );</text:p>
      <text:p text:style-name="P32"><text:s/> ...</text:p>
      <text:p text:style-name="P32"><text:s text:c="2"/>pulse-&gt;SetNCrystalConv( hit-&gt;GetNCrystalConv() );</text:p>
      <text:p text:style-name="P32"/>
      <text:p text:style-name="P32"/>
      <text:p text:style-name="P32"><text:s text:c="2"/>if (nVerboseLevel&gt;1)</text:p>
      <text:p text:style-name="P24"><text:span text:style-name="T17"><text:s text:c="6"/><text:tab/></text:span><text:span text:style-name="T2">G4cout &lt;&lt; "[GateHitConvertor::ProcessOneHit]: \n"</text:span></text:p>
      <text:p text:style-name="P25"><text:tab/> <text:s text:c="6"/>&lt;&lt; "\tprocessed " &lt;&lt; *hit &lt;&lt; Gateendl</text:p>
      <text:p text:style-name="P25"><text:tab/> <text:s text:c="6"/>&lt;&lt; "\tcreated new pulse:\n"</text:p>
      <text:p text:style-name="P25"><text:tab/> <text:s text:c="6"/>&lt;&lt; *pulse &lt;&lt; Gateendl;</text:p>
      <text:p text:style-name="P32"/>
      <text:p text:style-name="P32"><text:s text:c="2"/>pulseList-&gt;push_back(pulse);</text:p>
      <text:p text:style-name="P32">}</text:p>
      <text:p text:style-name="P20"><text:tab/></text:p>
      <text:p text:style-name="P14"><text:s text:c="8"/>}</text:p>
      <text:p text:style-name="P14"/>
      <text:p text:style-name="P14"/>
      <text:p text:style-name="P14"><text:s text:c="2"/>}</text:p>
      <text:p text:style-name="P14"/>
      <text:p text:style-name="P14"><text:s/>if (nVerboseLevel&gt;1) {</text:p>
      <text:p text:style-name="P14"><text:s text:c="5"/><text:span text:style-name="T4"><text:s/>G4cout &lt;&lt; "[GateHitConvertor::ProcessHits]: returning pulse-list with " &lt;&lt; pulseList-&gt;size() &lt;&lt; " entries\n";</text:span></text:p>
      <text:p text:style-name="P14"><text:s text:c="6"/>for (i=0; i&lt;pulseList-&gt;size(); i++)</text:p>
      <text:p text:style-name="P14"><text:s text:c="8"/>G4cout &lt;&lt; *((*pulseList)[i]) &lt;&lt; Gateendl;</text:p>
      <text:p text:style-name="P14"><text:s text:c="6"/>G4cout &lt;&lt; Gateendl;</text:p>
      <text:p text:style-name="P14"><text:s text:c="2"/>}</text:p>
      <text:p text:style-name="P14"/>
      <text:p text:style-name="P15"><text:s text:c="2"/><text:span text:style-name="T2">**** </text:span><text:span text:style-name="T3"><text:line-break/></text:span><text:span text:style-name="T4">GateDigitizer::GetInstance()-&gt;StorePulseList(pulseList);</text:span></text:p>
      <text:p text:style-name="P16"><text:s/>GateDigitizer::GetInstance()-&gt;StorePulseListAlias(GetOutputAlias(),pulseList);</text:p>
      <text:p text:style-name="P14"/>
      <text:p text:style-name="P14"><text:s text:c="2"/>return pulseList;</text:p>
      <text:p text:style-name="P14">}</text:p>
      <text:p text:style-name="P5"/>
      <text:p text:style-name="P1"/>
      <text:p text:style-name="P9"><text:s/><text:span text:style-name="T1">DigitizePulses();</text:span></text:p>
      <text:p text:style-name="P12"/>
      <text:p text:style-name="P18">void GateDigitizer::DigitizePulses() <text:s/>{</text:p>
      <text:p text:style-name="P17"/>
      <text:p text:style-name="P17"/>
      <text:p text:style-name="P17"><text:s text:c="2"/>size_t i;</text:p>
      <text:p text:style-name="P17"/>
      <text:p text:style-name="P17"><text:s text:c="2"/>for (i=0; i&lt;GetChainNumber() ; ++i) {</text:p>
      <text:p text:style-name="P17"><text:s text:c="4"/>if (nVerboseLevel&gt;1)</text:p>
      <text:p text:style-name="P19"><text:s/><text:span text:style-name="T2">*****</text:span></text:p>
      <text:p text:style-name="P19"><text:s text:c="2"/><text:span text:style-name="T2">G4cout &lt;&lt; "[GateDigitizer::Digitize]: launching processor chain '" &lt;&lt; GetChain(i)-&gt;GetObjectName() &lt;&lt; "'\n";</text:span></text:p>
      <text:p text:style-name="P17"><text:s text:c="4"/></text:p>
      <text:p text:style-name="P17"><text:s text:c="4"/>GetChain(i)-&gt;GetOutputName();</text:p>
      <text:p text:style-name="P19"><text:s text:c="4"/><text:span text:style-name="T1">GetChain(i)-&gt;ProcessPulseList();</text:span></text:p>
      <text:p text:style-name="P19"/>
      <text:p text:style-name="P21"><text:soft-page-break/><text:tab/>virtual GatePulseProcessorChain* GetChain(size_t i)</text:p>
      <text:p text:style-name="P21"><text:tab/></text:p>
      <text:p text:style-name="P34">GatePulseList* GatePulseProcessorChain::ProcessPulseList() <text:span text:style-name="T22">(in physics)</text:span></text:p>
      <text:p text:style-name="P33">{</text:p>
      <text:p text:style-name="P33"><text:s text:c="2"/><text:span text:style-name="T20">GatePulseList* pulseList </text:span>= <text:span text:style-name="T23">GateDigitizer</text:span><text:span text:style-name="T1">::GetInstance()-&gt;FindPulseList( m_inputName );</text:span></text:p>
      <text:p text:style-name="P33"/>
      <text:p text:style-name="P29">GatePulseList* GateDigitizer::FindPulseList(const G4String&amp; pulseListName)</text:p>
      <text:p text:style-name="P27">{</text:p>
      <text:p text:style-name="P27"><text:s text:c="2"/>if (nVerboseLevel&gt;1)</text:p>
      <text:p text:style-name="P28"><text:s text:c="2"/></text:p>
      <text:p text:style-name="P26">*6</text:p>
      <text:p text:style-name="P28"><text:s text:c="2"/><text:span text:style-name="T2">G4cout &lt;&lt; "[GateDigitizer::FindPulseList]: Looking for pulse-list '" &lt;&lt; pulseListName &lt;&lt; "'"&lt;&lt; Gateendl;</text:span></text:p>
      <text:p text:style-name="P27"/>
      <text:p text:style-name="P27"><text:s text:c="2"/>size_t i;</text:p>
      <text:p text:style-name="P27"><text:s text:c="2"/>for (i=0; i&lt;m_pulseListAliasVector.size(); ++i)</text:p>
      <text:p text:style-name="P27"><text:s text:c="4"/>if ( m_pulseListAliasVector[i].first == pulseListName) {</text:p>
      <text:p text:style-name="P27"><text:s text:c="6"/>if (nVerboseLevel&gt;1)</text:p>
      <text:p text:style-name="P27"><text:s text:c="8"/><text:span text:style-name="T2">G4cout &lt;&lt; "[GateDigitizer::FindPulseList]: Found pulse-list '" &lt;&lt; pulseListName &lt;&lt; "'"&lt;&lt; Gateendl;</text:span></text:p>
      <text:p text:style-name="P27"><text:s text:c="6"/>return m_pulseListAliasVector[i].second;</text:p>
      <text:p text:style-name="P27"><text:s text:c="4"/>}</text:p>
      <text:p text:style-name="P27"><text:s text:c="2"/>for (i=0; i&lt;m_pulseListVector.size(); ++i)</text:p>
      <text:p text:style-name="P27"><text:s text:c="4"/>if ( m_pulseListVector[i]-&gt;GetListName() == pulseListName) {</text:p>
      <text:p text:style-name="P27"><text:s text:c="6"/>if (nVerboseLevel&gt;1)</text:p>
      <text:p text:style-name="P27"><text:s text:c="8"/>G4cout &lt;&lt; "[GateDigitizer::FindPulseList]: Found pulse-list alias '" &lt;&lt; pulseListName &lt;&lt; "'"&lt;&lt; Gateendl;</text:p>
      <text:p text:style-name="P27"><text:s text:c="6"/>return m_pulseListVector[i];</text:p>
      <text:p text:style-name="P27"><text:s text:c="4"/>}</text:p>
      <text:p text:style-name="P27"><text:s text:c="2"/>if (nVerboseLevel&gt;1)</text:p>
      <text:p text:style-name="P27"><text:s text:c="4"/>G4cout &lt;&lt; "[GateDigitizer::FindPulseList]: Could not find pulse-list '" &lt;&lt; pulseListName &lt;&lt; "'"&lt;&lt; Gateendl;</text:p>
      <text:p text:style-name="P27"><text:s text:c="2"/>return 0;</text:p>
      <text:p text:style-name="P27">}</text:p>
      <text:p text:style-name="P33"/>
      <text:p text:style-name="P33"><text:s text:c="2"/>if (!pulseList)</text:p>
      <text:p text:style-name="P33"><text:s text:c="4"/>return 0;</text:p>
      <text:p text:style-name="P33"/>
      <text:p text:style-name="P33"><text:s text:c="2"/>// Empty pulse list: no need to process</text:p>
      <text:p text:style-name="P33"><text:s text:c="2"/>if (pulseList-&gt;empty())</text:p>
      <text:p text:style-name="P33"><text:s text:c="4"/>return 0;</text:p>
      <text:p text:style-name="P33"/>
      <text:p text:style-name="P33"><text:s text:c="2"/>// Sequentially launch all pulse processors</text:p>
      <text:p text:style-name="P33"><text:s text:c="2"/>for (size_t processorID = 0 ; processorID &lt; GetProcessorNumber(); processorID++) </text:p>
      <text:p text:style-name="P33"><text:s text:c="4"/>if (GetProcessor(processorID)-&gt;IsEnabled()) {</text:p>
      <text:p text:style-name="P33"><text:s text:c="6"/><text:span text:style-name="T1">pulseList = GetProcessor(processorID)-&gt;ProcessPulseList(pulseList);</text:span></text:p>
      <text:p text:style-name="P37"/>
      <text:p text:style-name="P36"><text:s text:c="5"/><text:span text:style-name="T20">virtual GateVPulseProcessor* GetProcessor(size_t i) </text:span><text:span text:style-name="T21">(in physics)</text:span></text:p>
      <text:p text:style-name="P38"><text:tab/>{return (GateVPulseProcessor*) GetElement(i);}</text:p>
      <text:p text:style-name="P38"><text:tab/>//GateVPulseProcessor is the abstract base-class for all pulse-processors.</text:p>
      <text:p text:style-name="P40"><text:soft-page-break/>GatePulseList* GateVPulseProcessor::ProcessPulseList(const GatePulseList* inputPulseList)</text:p>
      <text:p text:style-name="P39">{</text:p>
      <text:p text:style-name="P39"><text:s text:c="2"/>if (!inputPulseList)</text:p>
      <text:p text:style-name="P39"><text:s text:c="4"/>return 0;</text:p>
      <text:p text:style-name="P39"/>
      <text:p text:style-name="P39"><text:s text:c="2"/>size_t n_pulses = inputPulseList-&gt;size();</text:p>
      <text:p text:style-name="P39"><text:s text:c="2"/>if (nVerboseLevel==1)</text:p>
      <text:p text:style-name="P41"><text:s text:c="2"/><text:span text:style-name="T7">*6</text:span><text:span text:style-name="T8">a</text:span></text:p>
      <text:p text:style-name="P41"><text:s text:c="4"/><text:tab/><text:span text:style-name="T2">G4cout &lt;&lt; "[" &lt;&lt; GetObjectName() &lt;&lt; "::ProcessPulseList]: processing input list with " &lt;&lt; n_pulses &lt;&lt; " entries\n";</text:span></text:p>
      <text:p text:style-name="P39"><text:s text:c="2"/>if (!n_pulses)</text:p>
      <text:p text:style-name="P39"><text:s text:c="4"/>return 0;</text:p>
      <text:p text:style-name="P39"/>
      <text:p text:style-name="P40"><text:s text:c="2"/>GatePulseList* outputPulseList = new GatePulseList(GetObjectName());</text:p>
      <text:p text:style-name="P39"/>
      <text:p text:style-name="P39"><text:s text:c="2"/>GatePulseConstIterator iter;</text:p>
      <text:p text:style-name="P39"><text:s text:c="2"/>for (iter = inputPulseList-&gt;begin() ; iter != inputPulseList-&gt;end() ; ++iter)</text:p>
      <text:p text:style-name="P42"><text:s text:c="6"/><text:tab/>ProcessOnePulse( *iter, *outputPulseList);</text:p>
      <text:p text:style-name="P39"><text:s text:c="2"/></text:p>
      <text:p text:style-name="P39"><text:s text:c="2"/>if (nVerboseLevel==1) {</text:p>
      <text:p text:style-name="P41"><text:s text:c="4"/><text:span text:style-name="T7">*6</text:span><text:span text:style-name="T9">b</text:span> <text:s text:c="2"/><text:span text:style-name="T2">G4cout &lt;&lt; "[" &lt;&lt; GetObjectName() &lt;&lt; "::ProcessPulseList]: returning output pulse-list with " &lt;&lt; outputPulseList-&gt;size() &lt;&lt; " entries\n";</text:span></text:p>
      <text:p text:style-name="P39"><text:s text:c="6"/>for (iter = outputPulseList-&gt;begin() ; iter != outputPulseList-&gt;end() ; ++iter)</text:p>
      <text:p text:style-name="P39"><text:s text:c="6"/><text:tab/>G4cout &lt;&lt; **iter &lt;&lt; Gateendl;</text:p>
      <text:p text:style-name="P39"><text:s text:c="6"/>G4cout &lt;&lt; Gateendl;</text:p>
      <text:p text:style-name="P39"><text:s text:c="2"/>}</text:p>
      <text:p text:style-name="P39"/>
      <text:p text:style-name="P39"><text:s text:c="2"/>return outputPulseList;</text:p>
      <text:p text:style-name="P39">}</text:p>
      <text:p text:style-name="P35"/>
      <text:p text:style-name="P35"/>
      <text:p text:style-name="P35"/>
      <text:p text:style-name="P35"><text:s/><text:span text:style-name="T7">*7</text:span> </text:p>
      <text:p text:style-name="P35"><text:s text:c="4"/>if (pulseList) GateDigitizer::GetInstance()-&gt;StorePulseList(pulseList);</text:p>
      <text:p text:style-name="P33"><text:s text:c="6"/>else break;</text:p>
      <text:p text:style-name="P33"><text:s text:c="4"/>}</text:p>
      <text:p text:style-name="P33"/>
      <text:p text:style-name="P35"><text:s/><text:span text:style-name="T7">*8</text:span></text:p>
      <text:p text:style-name="P35"><text:s/>if (pulseList) <text:s/>GateDigitizer::GetInstance()-&gt;StorePulseListAlias(m_outputName,pulseList);</text:p>
      <text:p text:style-name="P33"><text:s text:c="2"/>return pulseList;</text:p>
      <text:p text:style-name="P33">}</text:p>
      <text:p text:style-name="P19"><text:tab/></text:p>
      <text:p text:style-name="P17"><text:s text:c="2"/>}</text:p>
      <text:p text:style-name="P17"/>
      <text:p text:style-name="P17"><text:s/></text:p>
      <text:p text:style-name="P17"><text:s text:c="2"/>// Have the pulses processed by the coincidence sorters</text:p>
      <text:p text:style-name="P17"><text:soft-page-break/><text:s text:c="2"/>for (i=0; i&lt;m_coincidenceSorterList.size() ; ++i) {</text:p>
      <text:p text:style-name="P17"><text:s text:c="4"/>if (nVerboseLevel&gt;1)</text:p>
      <text:p text:style-name="P54"><text:s text:c="5"/><text:span text:style-name="T5">*</text:span><text:span text:style-name="T6">9 </text:span><text:s/>G4cout &lt;&lt; "[GateDigitizer::Digitize]: launching coincidence sorter '" &lt;&lt; m_coincidenceSorterList[i]-&gt;GetObjectName() &lt;&lt; "'\n";</text:p>
      <text:p text:style-name="P17"><text:s text:c="4"/><text:span text:style-name="T1">m_coincidenceSorterList[i]→ProcessSinglePulseList();</text:span></text:p>
      <text:p text:style-name="P18"/>
      <text:p text:style-name="P18"><text:s/><text:tab/>std::vector&lt;GateCoincidenceSorter*&gt; <text:s/><text:tab/><text:tab/>m_coincidenceSorterList;</text:p>
      <text:p text:style-name="P18"/>
      <text:p text:style-name="P52"><text:tab/><text:tab/>void GateCoincidenceSorter::ProcessSinglePulseList(GatePulseList* inp)</text:p>
      <text:p text:style-name="P23"><text:tab/><text:tab/><text:tab/>{</text:p>
      <text:p text:style-name="P13"><text:span text:style-name="T2"><text:tab/><text:tab/><text:tab/><text:tab/></text:span></text:p>
      <text:p text:style-name="P22"><text:span text:style-name="T1"><text:tab/><text:tab/><text:tab/></text:span><text:span text:style-name="T24">…. </text:span></text:p>
      <text:p text:style-name="P62"><text:span text:style-name="T2"><text:tab/><text:tab/><text:tab/><text:tab/>*</text:span><text:span text:style-name="T11">10</text:span></text:p>
      <text:p text:style-name="P60">GatePulseList* inputPulseList = inp ? inp : m_digitizer-&gt;FindPulseList( m_inputName ); <text:tab/></text:p>
      <text:p text:style-name="P60"/>
      <text:p text:style-name="P60"/>
      <text:p text:style-name="P60">….</text:p>
      <text:p text:style-name="P61"><text:span text:style-name="T7">*</text:span><text:span text:style-name="T11">1</text:span><text:span text:style-name="T12">1</text:span></text:p>
      <text:p text:style-name="P61"><text:s/>if(inputPulseList!=0){</text:p>
      <text:p text:style-name="P60"><text:s text:c="3"/>G4cout&lt;&lt;m_inputName&lt;&lt;G4endl;</text:p>
      <text:p text:style-name="P60"><text:s text:c="3"/>G4cout&lt;&lt;"size of input pulse= "&lt;&lt;inputPulseList-&gt;size()&lt;&lt;G4endl;</text:p>
      <text:p text:style-name="P60"><text:s text:c="4"/>GatePulseConstIterator iterIn;</text:p>
      <text:p text:style-name="P60"><text:s text:c="2"/>for (iterIn = inputPulseList-&gt;begin() ; iterIn != inputPulseList-&gt;end() ; ++iterIn){</text:p>
      <text:p text:style-name="P60"><text:s text:c="4"/>GatePulse* input1 = *iterIn;</text:p>
      <text:p text:style-name="P60"><text:s text:c="4"/>G4cout&lt;&lt;"evtID= "&lt;&lt;input1-&gt;GetEventID()&lt;&lt;" <text:s/>energy="&lt;&lt; input1-&gt;GetEnergy()&lt;&lt;" <text:s/>time="&lt;&lt; input1-&gt;GetTime()&lt;&lt;G4endl;</text:p>
      <text:p text:style-name="P60"><text:s text:c="2"/>}</text:p>
      <text:p text:style-name="P43"><text:span text:style-name="T24">….</text:span><text:span text:style-name="T1"><text:tab/></text:span></text:p>
      <text:p text:style-name="P45"/>
      <text:p text:style-name="P45"><text:s/>ProcessCompletedCoincidenceWindow(coincidence);</text:p>
      <text:p text:style-name="P45"/>
      <text:p text:style-name="P50">void GateCoincidenceSorter::ProcessCompletedCoincidenceWindow(GateCoincidencePulse *coincidence)</text:p>
      <text:p text:style-name="P46">{ </text:p>
      <text:p text:style-name="P47">Check if good, apply policy etc.</text:p>
      <text:p text:style-name="P47"/>
      <text:p text:style-name="P64">*<text:span text:style-name="T27">1</text:span><text:span text:style-name="T28">2</text:span></text:p>
      <text:p text:style-name="P47"/>
      <text:p text:style-name="P65">*<text:span text:style-name="T27">1</text:span><text:span text:style-name="T28">3</text:span></text:p>
      <text:p text:style-name="P49">m_digitizer-&gt;StoreCoincidencePulse(CreateSubPulse(coincidence, winner_i, winner_j));</text:p>
      <text:p text:style-name="P49"><text:s text:c="2"/><text:span text:style-name="T28">{ …. }</text:span></text:p>
      <text:p text:style-name="P49"/>
      <text:p text:style-name="P49"><text:span text:style-name="T25">m</text:span>_coincidencePulseVector.push_back(newCoincidencePulse);</text:p>
      <text:p text:style-name="P48"/>
      <text:p text:style-name="P47">}</text:p>
      <text:p text:style-name="P44">}</text:p>
      <text:p text:style-name="P17"><text:soft-page-break/><text:s text:c="2"/>}</text:p>
      <text:p text:style-name="P17"><text:s/></text:p>
      <text:p text:style-name="P17"><text:s text:c="2"/>// Have the coincidences processed by the coincidence-processor chains</text:p>
      <text:p text:style-name="P17"><text:s text:c="2"/>for (i=0; i&lt;m_coincidenceChainList.size() ; ++i) {</text:p>
      <text:p text:style-name="P55"><text:s text:c="4"/>if (nVerboseLevel&gt;1)</text:p>
      <text:p text:style-name="P56"><text:s text:c="6"/>G4cout &lt;&lt; "[GateDigitizer::Digitize]: launching coincidence-processor '" &lt;&lt; m_coincidenceChainList[i]-&gt;GetObjectName() &lt;&lt; "'\n";</text:p>
      <text:p text:style-name="P55"><text:s text:c="4"/><text:span text:style-name="T1">m_coincidenceChainList[i]→ProcessCoincidencePulses();</text:span></text:p>
      <text:p text:style-name="P53"><text:tab/>std::vector&lt;GateCoincidencePulseProcessorChain*&gt; <text:s text:c="2"/>m_coincidenceChainList;</text:p>
      <text:p text:style-name="P68">void GateCoincidencePulseProcessorChain::ProcessCoincidencePulses()</text:p>
      <text:p text:style-name="P67">{</text:p>
      <text:p text:style-name="P67"/>
      <text:p text:style-name="P67">GateVCoincidencePulseProcessor* processor = <text:s/>GetProcessor(processorID);</text:p>
      <text:p text:style-name="P67"><text:s/>processor→CollectSingles();</text:p>
      <text:p text:style-name="P67"/>
      <text:p text:style-name="P67"/>
      <text:p text:style-name="P67"/>
      <text:p text:style-name="P67">// Sequentially launch all pulse processors</text:p>
      <text:p text:style-name="P67"><text:s text:c="2"/>G4int i=0;</text:p>
      <text:p text:style-name="P67"><text:s text:c="2"/>for (std::vector&lt;GateCoincidencePulse*&gt;::iterator it = pulseList.begin() ; it != pulseList.end() ; ++it,++i){</text:p>
      <text:p text:style-name="P67"><text:s text:c="5"/>GateCoincidencePulse* pulse = *it;</text:p>
      <text:p text:style-name="P67"><text:s text:c="5"/>if (pulse-&gt;empty()) continue;</text:p>
      <text:p text:style-name="P67"><text:s text:c="5"/>for (size_t processorID = 0 ; processorID &lt; GetProcessorNumber(); processorID++) {</text:p>
      <text:p text:style-name="P67"><text:s text:c="7"/>GateVCoincidencePulseProcessor* processor = <text:s/>GetProcessor(processorID);</text:p>
      <text:p text:style-name="P67"><text:s text:c="7"/>if (processor-&gt;IsEnabled()) {</text:p>
      <text:p text:style-name="P67"><text:tab/> pulse = processor-&gt;ProcessPulse(pulse,i);</text:p>
      <text:p text:style-name="P67"><text:tab/> if (pulse){</text:p>
      <text:p text:style-name="P67"><text:tab/> <text:s text:c="2"/>G4cout&lt;&lt;"processorName="&lt;&lt;processor-&gt;GetObjectName()&lt;&lt;G4endl;</text:p>
      <text:p text:style-name="P67"><text:s text:c="6"/><text:tab/> <text:s text:c="2"/>pulse-&gt;SetName(processor-&gt;GetObjectName());</text:p>
      <text:p text:style-name="P67"><text:s text:c="6"/><text:tab/> <text:s text:c="2"/>GateDigitizer::GetInstance()-&gt;StoreCoincidencePulse(pulse);</text:p>
      <text:p text:style-name="P67"><text:tab/> } else break;</text:p>
      <text:p text:style-name="P67"><text:s text:c="7"/>}</text:p>
      <text:p text:style-name="P67"><text:s text:c="5"/>}</text:p>
      <text:p text:style-name="P67"><text:s text:c="6"/>G4cout&lt;&lt;"CoincChain m_outputName="&lt;&lt;m_outputName&lt;&lt;G4endl;</text:p>
      <text:p text:style-name="P67"><text:s text:c="5"/>if (pulse) GateDigitizer::GetInstance()-&gt;StoreCoincidencePulseAlias(m_outputName,pulse);</text:p>
      <text:p text:style-name="P67"><text:s text:c="3"/>}</text:p>
      <text:p text:style-name="P67"/>
      <text:p text:style-name="P67"/>
      <text:p text:style-name="P67">}</text:p>
      <text:p text:style-name="P51"/>
      <text:p text:style-name="P51"/>
      <text:p text:style-name="P18"/>
      <text:p text:style-name="P17"><text:s text:c="2"/>}</text:p>
      <text:p text:style-name="P17"><text:s/>for (size_t i=0; i&lt;m_digiMakerList.size() ; ++i) {</text:p>
      <text:p text:style-name="P17"><text:s text:c="4"/>if (nVerboseLevel&gt;1)</text:p>
      <text:p text:style-name="P57"><text:s text:c="3"/><text:span text:style-name="T7">*</text:span><text:span text:style-name="T11">1</text:span><text:span text:style-name="T13">5</text:span></text:p>
      <text:p text:style-name="P57"><text:s text:c="3"/><text:span text:style-name="T29">G4cout &lt;&lt; "[GateDigitizer::Digitize]: launching digitizer module '" &lt;&lt; m_digiMakerList[i]-&gt;GetObjectName() &lt;&lt; "'\n";</text:span></text:p>
      <text:p text:style-name="P17"><text:s text:c="4"/><text:span text:style-name="T1">m_digiMakerList[i]→Digitize();</text:span></text:p>
      <text:p text:style-name="P17"><text:soft-page-break/></text:p>
      <text:p text:style-name="P17"/>
      <text:p text:style-name="P17"><text:tab/> <text:span text:style-name="T1">std::vector&lt;GateVDigiMakerModule*&gt; <text:s/><text:tab/><text:tab/>m_digiMakerList; <text:s text:c="6"/><text:tab/> //!&lt; Vector of digi-maker modules</text:span></text:p>
      <text:p text:style-name="P17"><text:span text:style-name="T1"><text:tab/></text:span></text:p>
      <text:p text:style-name="P17"><text:tab/>GateSingleDigiMaker.hh<text:tab/></text:p>
      <text:p text:style-name="P17"><text:tab/>void GateSingleDigiMaker::Digitize()</text:p>
      <text:p text:style-name="P59"><text:tab/><text:tab/>{</text:p>
      <text:p text:style-name="P69">if (nVerboseLevel&gt;1)</text:p>
      <text:p text:style-name="P70"><text:s text:c="4"/>G4cout <text:s/>&lt;&lt; "[GateSingleDigiMaker::Digitize]: retrieving pulse-list '" &lt;&lt; m_inputName &lt;&lt; "'\n";</text:p>
      <text:p text:style-name="P70"/>
      <text:p text:style-name="P72"><text:s text:c="2"/><text:span text:style-name="T7">*</text:span><text:span text:style-name="T11">1</text:span><text:span text:style-name="T14">6</text:span></text:p>
      <text:p text:style-name="P72">GatePulseList* pulseList = GateDigitizer::GetInstance()-&gt;FindPulseList(m_inputName);</text:p>
      <text:p text:style-name="P70"/>
      <text:p text:style-name="P70"><text:s text:c="2"/>if (!pulseList) {</text:p>
      <text:p text:style-name="P70"><text:s text:c="4"/>if (nVerboseLevel&gt;1)</text:p>
      <text:p text:style-name="P70"><text:s text:c="6"/>G4cout <text:s/>&lt;&lt; "[GateSingleDigiMaker::Digitize]: pulse list null --&gt; no digits created\n";</text:p>
      <text:p text:style-name="P70"><text:s text:c="4"/>return;</text:p>
      <text:p text:style-name="P70"><text:s text:c="2"/>}</text:p>
      <text:p text:style-name="P70"/>
      <text:p text:style-name="P70"><text:s text:c="2"/>if (pulseList-&gt;empty()) {</text:p>
      <text:p text:style-name="P70"><text:s text:c="4"/>if (nVerboseLevel&gt;1)</text:p>
      <text:p text:style-name="P70"><text:s text:c="6"/>G4cout <text:s/>&lt;&lt; "[GateSingleDigiMaker::Digitize]: pulse list empty --&gt; no digits created\n";</text:p>
      <text:p text:style-name="P70"><text:s text:c="4"/>return;</text:p>
      <text:p text:style-name="P70"><text:s text:c="2"/>}</text:p>
      <text:p text:style-name="P70"/>
      <text:p text:style-name="P70"><text:s text:c="2"/>// Get number of pulses from hit processing</text:p>
      <text:p text:style-name="P70"><text:s text:c="2"/>size_t n_pulses = pulseList-&gt;size();</text:p>
      <text:p text:style-name="P70"><text:s text:c="2"/>size_t i;</text:p>
      <text:p text:style-name="P70"/>
      <text:p text:style-name="P70"><text:s text:c="2"/>// Create the digi collection</text:p>
      <text:p text:style-name="P70"><text:s text:c="2"/>GateSingleDigiCollection* singleDigiCollection = new GateSingleDigiCollection(m_digitizer-&gt;GetObjectName(),m_collectionName);</text:p>
      <text:p text:style-name="P70"/>
      <text:p text:style-name="P70"><text:s text:c="2"/>// Transform each pulse into a single digi</text:p>
      <text:p text:style-name="P70"><text:s text:c="2"/>for (i=0;i&lt;n_pulses;i++) {</text:p>
      <text:p text:style-name="P70"><text:tab/>GateSingleDigi* Digi = new GateSingleDigi( (*pulseList)[i] );</text:p>
      <text:p text:style-name="P70"><text:tab/>singleDigiCollection-&gt;insert(Digi);</text:p>
      <text:p text:style-name="P70"><text:s text:c="6"/>}</text:p>
      <text:p text:style-name="P70"/>
      <text:p text:style-name="P70"><text:s text:c="2"/>if (nVerboseLevel&gt;0) {</text:p>
      <text:p text:style-name="P73"><text:s text:c="6"/><text:tab/><text:span text:style-name="T29"> </text:span><text:span text:style-name="T7">*</text:span><text:span text:style-name="T11">1</text:span><text:span text:style-name="T15">7</text:span></text:p>
      <text:p text:style-name="P73"><text:span text:style-name="T29">G4cout <text:s/>&lt;&lt; "[GateSingleDigiMaker::ConvertSinglePulseList]: "</text:span></text:p>
      <text:p text:style-name="P71"><text:tab/> <text:s text:c="5"/><text:tab/>&lt;&lt; "created " &lt;&lt; singleDigiCollection-&gt;entries() &lt;&lt; " single digits:\n";</text:p>
      <text:p text:style-name="P70"><text:s text:c="6"/><text:tab/>for (i=0; i&lt;(size_t)(singleDigiCollection-&gt;entries()); i++)</text:p>
      <text:p text:style-name="P70"><text:tab/> <text:s/>(*singleDigiCollection)[i]-&gt;Print();</text:p>
      <text:p text:style-name="P70"><text:soft-page-break/><text:tab/>G4cout &lt;&lt; Gateendl;</text:p>
      <text:p text:style-name="P70"><text:tab/> }</text:p>
      <text:p text:style-name="P70"/>
      <text:p text:style-name="P70"><text:s text:c="2"/>// Store the digits into the digit collection of this event</text:p>
      <text:p text:style-name="P70"><text:s text:c="2"/>m_digitizer-&gt;StoreDigiCollection(singleDigiCollection);</text:p>
      <text:p text:style-name="P17"/>
      <text:p text:style-name="P59"><text:tab/></text:p>
      <text:p text:style-name="P59"/>
      <text:p text:style-name="P59"><text:tab/>GateCoincidenceDigiMaker.hh</text:p>
      <text:p text:style-name="P17"><text:tab/><text:tab/><text:span text:style-name="T1">void GateCoincidenceDigiMaker::Digitize()</text:span></text:p>
      <text:p text:style-name="P74">{</text:p>
      <text:p text:style-name="P75"><text:s text:c="2"/>std::vector&lt;GateCoincidencePulse*&gt; coincidencePulse = GateDigitizer::GetInstance()-&gt;FindCoincidencePulse(m_inputName);</text:p>
      <text:p text:style-name="P75"><text:s text:c="2"/>if (coincidencePulse.empty()) {</text:p>
      <text:p text:style-name="P75"><text:s text:c="4"/>// <text:s/>if (nVerboseLevel)</text:p>
      <text:p text:style-name="P75"><text:s text:c="6"/>G4cout <text:s/>&lt;&lt; "[GateCoincidenceDigiMaker::Digitize]: coincidence pulse null --&gt; no digi created\n";</text:p>
      <text:p text:style-name="P75"><text:s text:c="4"/>return;</text:p>
      <text:p text:style-name="P75"><text:s text:c="2"/>}</text:p>
      <text:p text:style-name="P75"><text:s text:c="2"/>// Create the digi collection</text:p>
      <text:p text:style-name="P75"><text:s text:c="2"/>GateCoincidenceDigiCollection* CoincidenceDigiCollection = new GateCoincidenceDigiCollection(m_digitizer-&gt;GetObjectName(),m_collectionName);</text:p>
      <text:p text:style-name="P75"/>
      <text:p text:style-name="P75"><text:s text:c="2"/>// Create and store the digi</text:p>
      <text:p text:style-name="P75"><text:s text:c="2"/>for (std::vector&lt;GateCoincidencePulse*&gt;::const_iterator it = coincidencePulse.begin();it != coincidencePulse.end() ; ++it){</text:p>
      <text:p text:style-name="P75"><text:s text:c="6"/>if ((*it)-&gt;size()&gt;2){</text:p>
      <text:p text:style-name="P75"><text:tab/>// <text:tab/>if (nVerboseLevel)</text:p>
      <text:p text:style-name="P75"><text:s text:c="6"/><text:tab/> <text:s text:c="3"/>G4cout <text:s/>&lt;&lt; "[GateCoincidenceDigiMaker::Digitize]: ignoring multiple coincidence --&gt; no digits created\n";</text:p>
      <text:p text:style-name="P75"><text:s text:c="6"/>} else {</text:p>
      <text:p text:style-name="P75"><text:s text:c="6"/><text:tab/>GateCoincidenceDigi* Digi = new GateCoincidenceDigi( **it);</text:p>
      <text:p text:style-name="P75"><text:s text:c="6"/><text:tab/>CoincidenceDigiCollection-&gt;insert(Digi);</text:p>
      <text:p text:style-name="P75"><text:s text:c="6"/>}</text:p>
      <text:p text:style-name="P75"><text:s text:c="2"/>}</text:p>
      <text:p text:style-name="P75"/>
      <text:p text:style-name="P75"><text:s text:c="2"/>// if (nVerboseLevel&gt;0) {</text:p>
      <text:p text:style-name="P76"><text:s text:c="6"/><text:tab/><text:span text:style-name="T7">*</text:span><text:span text:style-name="T11">1</text:span><text:span text:style-name="T16">8</text:span></text:p>
      <text:p text:style-name="P76"><text:s text:c="2"/><text:span text:style-name="T29">G4cout <text:s/>&lt;&lt; "[GateCoincidenceDigiMaker::Digitize]: <text:s/>created 1 coincidence digi in this event:" &lt;&lt;<text:tab/>Gateendl;</text:span></text:p>
      <text:p text:style-name="P75"><text:tab/> <text:s/>(*CoincidenceDigiCollection)[0]-&gt;Print();</text:p>
      <text:p text:style-name="P75"><text:tab/> <text:s/>G4cout &lt;&lt; Gateendl;</text:p>
      <text:p text:style-name="P75"><text:tab/> <text:s/>//}</text:p>
      <text:p text:style-name="P75"/>
      <text:p text:style-name="P75"/>
      <text:p text:style-name="P75"><text:s text:c="2"/>// Store the digits into the digit collection of this event</text:p>
      <text:p text:style-name="P75"><text:s text:c="2"/>m_digitizer-&gt;StoreDigiCollection(CoincidenceDigiCollection);</text:p>
      <text:p text:style-name="P75">}</text:p>
      <text:p text:style-name="P75"/>
      <text:p text:style-name="P17"><text:s text:c="2"/>}</text:p>
      <text:p text:style-name="P10"/>
      <text:p text:style-name="P10"><text:soft-page-break/></text:p>
      <text:p text:style-name="P11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4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08:51:52.277961250</meta:creation-date>
    <meta:print-date>2021-10-21T08:52:15.745687515</meta:print-date>
    <dc:date>2021-11-05T11:38:07.519567171</dc:date>
    <meta:editing-duration>P1DT13H38M6S</meta:editing-duration>
    <meta:editing-cycles>17</meta:editing-cycles>
    <meta:generator>LibreOffice/6.4.2.2$Linux_X86_64 LibreOffice_project/40$Build-2</meta:generator>
    <meta:document-statistic meta:table-count="0" meta:image-count="0" meta:object-count="0" meta:page-count="9" meta:paragraph-count="286" meta:word-count="967" meta:character-count="11031" meta:non-whitespace-character-count="9448"/>
  </office:meta>
</office:document-meta>
</file>